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36.24pt"/>
    </style:style>
    <style:style style:name="co2" style:family="table-column">
      <style:table-column-properties fo:break-before="auto" style:column-width="135.75pt"/>
    </style:style>
    <style:style style:name="co3" style:family="table-column">
      <style:table-column-properties fo:break-before="auto" style:column-width="111.74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137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999999" fo:background-color="#f0f0f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order-bottom="0.74pt solid #9999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IR SENSOR MODULE</text:p>
          </table:table-cell>
          <table:table-cell table:style-name="ce4" office:value-type="string" calcext:value-type="string">
            <text:p>IR Sensor</text:p>
          </table:table-cell>
          <table:table-cell table:style-name="ce3" office:value-type="string" calcext:value-type="string">
            <text:p>TSSP4056-ND</text:p>
          </table:table-cell>
          <table:table-cell table:style-name="ce6" office:value-type="string" calcext:value-type="string">
            <text:p>TSSP405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.138" calcext:value-type="float">
            <text:p>1.138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F1]*[.E1]" office:value-type="string" office:string-value="$11.38" calcext:value-type="string">
            <text:p>$11.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N HEADER BRKWAY 20POS</text:p>
          </table:table-cell>
          <table:table-cell table:style-name="ce4" office:value-type="string" calcext:value-type="string">
            <text:p>Headers, Male 20 Pins </text:p>
          </table:table-cell>
          <table:table-cell table:style-name="ce4" office:value-type="string" calcext:value-type="string">
            <text:p>6-146253-0-ND</text:p>
          </table:table-cell>
          <table:table-cell table:style-name="ce3" office:value-type="string" calcext:value-type="string">
            <text:p>6-146253-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03743" calcext:value-type="float">
            <text:p>2.03743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2]*[.F2]" office:value-type="float" office:value="20.3743" calcext:value-type="float">
            <text:p>$20.3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N HEADER VERT 2POS</text:p>
          </table:table-cell>
          <table:table-cell table:style-name="ce4" office:value-type="string" calcext:value-type="string">
            <text:p>Headers, Male 2 Pins</text:p>
          </table:table-cell>
          <table:table-cell table:style-name="ce3" office:value-type="string" calcext:value-type="string">
            <text:p>A31112-ND</text:p>
          </table:table-cell>
          <table:table-cell table:style-name="ce3" office:value-type="string" calcext:value-type="string">
            <text:p>3-644456-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0.21" calcext:value-type="float">
            <text:p>0.21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3]*[.F3]" office:value-type="float" office:value="4.2" calcext:value-type="float">
            <text:p>$4.2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N HEADER BRKWAY 26POS</text:p>
          </table:table-cell>
          <table:table-cell table:style-name="ce4" office:value-type="string" calcext:value-type="string">
            <text:p>Headers, Male 26 Pins</text:p>
          </table:table-cell>
          <table:table-cell table:style-name="ce3" office:value-type="string" calcext:value-type="string">
            <text:p>6-146253-3-ND</text:p>
          </table:table-cell>
          <table:table-cell table:style-name="ce2" office:value-type="string" calcext:value-type="string">
            <text:p>6-146253-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.4" calcext:value-type="float">
            <text:p>2.4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4]*[.F4]" office:value-type="float" office:value="12" calcext:value-type="float">
            <text:p>$12.0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NN HEADER VERT 3POS</text:p>
          </table:table-cell>
          <table:table-cell table:style-name="ce4" office:value-type="string" calcext:value-type="string">
            <text:p>Headers, Male 3 Pins</text:p>
          </table:table-cell>
          <table:table-cell table:style-name="ce3" office:value-type="string" calcext:value-type="string">
            <text:p>A31113-ND</text:p>
          </table:table-cell>
          <table:table-cell table:style-name="ce3" office:value-type="string" calcext:value-type="string">
            <text:p>3-644456-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26" calcext:value-type="float">
            <text:p>0.26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5]*[.F5]" office:value-type="float" office:value="1.3" calcext:value-type="float">
            <text:p>$1.3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C REG LINEAR 5V 1A TO220AB</text:p>
          </table:table-cell>
          <table:table-cell table:style-name="ce4" office:value-type="string" calcext:value-type="string">
            <text:p>Regulator 5V</text:p>
          </table:table-cell>
          <table:table-cell table:style-name="ce3" office:value-type="string" calcext:value-type="string">
            <text:p>LM7805CT-ND</text:p>
          </table:table-cell>
          <table:table-cell table:style-name="ce3" office:value-type="string" calcext:value-type="string">
            <text:p>LM7805C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95" calcext:value-type="float">
            <text:p>0.95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6]*[.F6]" office:value-type="float" office:value="4.75" calcext:value-type="float">
            <text:p>$4.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C REG LINEAR 3.3V 1A TO220AB</text:p>
          </table:table-cell>
          <table:table-cell table:style-name="ce4" office:value-type="string" calcext:value-type="string">
            <text:p>Regulator 3.3V</text:p>
          </table:table-cell>
          <table:table-cell table:style-name="ce3" office:value-type="string" calcext:value-type="string">
            <text:p>LM7805CT-ND</text:p>
          </table:table-cell>
          <table:table-cell table:style-name="ce3" office:value-type="string" calcext:value-type="string">
            <text:p>LM7805C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.95" calcext:value-type="float">
            <text:p>0.95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7]*[.F7]" office:value-type="float" office:value="4.75" calcext:value-type="float">
            <text:p>$4.7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IC MOTOR DRIVER PAR 16-DIP</text:p>
          </table:table-cell>
          <table:table-cell table:style-name="ce4" office:value-type="string" calcext:value-type="string">
            <text:p>H-Bridge</text:p>
          </table:table-cell>
          <table:table-cell table:style-name="ce3" office:value-type="string" calcext:value-type="string">
            <text:p>497-2936-5-ND</text:p>
          </table:table-cell>
          <table:table-cell table:style-name="ce3" office:value-type="string" calcext:value-type="string">
            <text:p>L293D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.91" calcext:value-type="float">
            <text:p>3.91</text:p>
          </table:table-cell>
          <table:table-cell table:style-name="ce4" office:value-type="string" calcext:value-type="string">
            <text:p>Thai Ardit/ CS Majers</text:p>
          </table:table-cell>
          <table:table-cell table:style-name="ce4"/>
          <table:table-cell table:style-name="ce8" table:formula="of:=[.E8]*[.F8]" office:value-type="float" office:value="19.55" calcext:value-type="float">
            <text:p>$19.5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4"/>
          <table:table-cell table:style-name="ce9" table:formula="of:=SUM([.I1:.I8])" office:value-type="string" office:string-value="$78.30" calcext:value-type="string">
            <text:p>$78.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5.1.0.3$Linux_X86_64 LibreOffice_project/</meta:generator>
  </office:meta>
</office:document-meta>
</file>